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Biolinum G" fo:font-weight="bold" officeooo:rsid="0051a888" officeooo:paragraph-rsid="0051a888" style:font-weight-asian="bold" style:font-weight-complex="bold"/>
    </style:style>
    <style:style style:name="P2" style:family="paragraph" style:parent-style-name="Subtitle">
      <style:text-properties style:font-name="Linux Biolinum G" officeooo:rsid="001b85ea" officeooo:paragraph-rsid="001b85ea"/>
    </style:style>
    <style:style style:name="P3" style:family="paragraph" style:parent-style-name="Title">
      <style:text-properties style:font-name="Linux Biolinum G" officeooo:rsid="001a755f" officeooo:paragraph-rsid="001a755f"/>
    </style:style>
    <style:style style:name="P4" style:family="paragraph" style:parent-style-name="Heading_20_1">
      <style:text-properties style:font-name="Linux Biolinum G" officeooo:rsid="0051a888" officeooo:paragraph-rsid="0051a888"/>
    </style:style>
    <style:style style:name="P5" style:family="paragraph" style:parent-style-name="Heading_20_1">
      <style:text-properties style:font-name="Linux Biolinum G" officeooo:rsid="001db6d3" officeooo:paragraph-rsid="001db6d3"/>
    </style:style>
    <style:style style:name="P6" style:family="paragraph" style:parent-style-name="Heading_20_2">
      <style:text-properties style:font-name="Linux Biolinum G" officeooo:rsid="001ef529" officeooo:paragraph-rsid="001ef529"/>
    </style:style>
    <style:style style:name="P7" style:family="paragraph" style:parent-style-name="Heading_20_2">
      <style:text-properties style:font-name="Linux Biolinum G" officeooo:rsid="0020a7b4" officeooo:paragraph-rsid="0020a7b4"/>
    </style:style>
    <style:style style:name="P8" style:family="paragraph" style:parent-style-name="Standard" style:list-style-name="L1">
      <style:text-properties style:font-name="Linux Biolinum G" officeooo:rsid="00298a58" officeooo:paragraph-rsid="00298a58"/>
    </style:style>
    <style:style style:name="P9" style:family="paragraph" style:parent-style-name="Standard" style:list-style-name="L1">
      <style:text-properties style:font-name="Linux Biolinum G" officeooo:rsid="003f6f06" officeooo:paragraph-rsid="003f6f06"/>
    </style:style>
    <style:style style:name="P10" style:family="paragraph" style:parent-style-name="Standard" style:list-style-name="L1">
      <style:text-properties style:font-name="Linux Biolinum G" officeooo:rsid="002d8b0c" officeooo:paragraph-rsid="002d8b0c"/>
    </style:style>
    <style:style style:name="P11" style:family="paragraph" style:parent-style-name="Standard" style:list-style-name="L1">
      <style:text-properties style:font-name="Linux Biolinum G" officeooo:rsid="004baf62" officeooo:paragraph-rsid="004baf62"/>
    </style:style>
    <style:style style:name="P12" style:family="paragraph" style:parent-style-name="Standard" style:list-style-name="L1">
      <style:text-properties style:font-name="Linux Biolinum G" officeooo:rsid="00366c5f" officeooo:paragraph-rsid="00366c5f"/>
    </style:style>
    <style:style style:name="P13" style:family="paragraph" style:parent-style-name="Standard" style:list-style-name="L1">
      <style:text-properties style:font-name="Linux Biolinum G" officeooo:rsid="0040fa12" officeooo:paragraph-rsid="0040fa12"/>
    </style:style>
    <style:style style:name="P14" style:family="paragraph" style:parent-style-name="Standard" style:list-style-name="L1">
      <style:text-properties style:font-name="Linux Biolinum G" officeooo:rsid="004018b6" officeooo:paragraph-rsid="004018b6"/>
    </style:style>
    <style:style style:name="P15" style:family="paragraph" style:parent-style-name="Standard" style:list-style-name="L1">
      <style:text-properties style:font-name="Linux Biolinum G" officeooo:rsid="002af4a5" officeooo:paragraph-rsid="002af4a5"/>
    </style:style>
    <style:style style:name="P16" style:family="paragraph" style:parent-style-name="Standard" style:list-style-name="L1">
      <style:text-properties style:font-name="Linux Biolinum G" officeooo:rsid="002beaf7" officeooo:paragraph-rsid="002beaf7"/>
    </style:style>
    <style:style style:name="P17" style:family="paragraph" style:parent-style-name="Standard" style:list-style-name="L1">
      <style:text-properties style:font-name="Linux Biolinum G" officeooo:rsid="004c6b9a" officeooo:paragraph-rsid="004c6b9a"/>
    </style:style>
    <style:style style:name="P18" style:family="paragraph" style:parent-style-name="Standard" style:list-style-name="L1">
      <style:text-properties style:font-name="Linux Biolinum G" officeooo:rsid="004f099f" officeooo:paragraph-rsid="004f099f"/>
    </style:style>
    <style:style style:name="P19" style:family="paragraph" style:parent-style-name="Standard" style:list-style-name="L1">
      <style:text-properties style:font-name="Linux Biolinum G" officeooo:rsid="004ffb32" officeooo:paragraph-rsid="004ffb32"/>
    </style:style>
    <style:style style:name="P20" style:family="paragraph" style:parent-style-name="Standard" style:list-style-name="L2">
      <style:text-properties style:font-name="Linux Biolinum G" officeooo:rsid="00227df6" officeooo:paragraph-rsid="00227df6"/>
    </style:style>
    <style:style style:name="P21" style:family="paragraph" style:parent-style-name="Standard" style:list-style-name="L2">
      <style:text-properties style:font-name="Linux Biolinum G" officeooo:rsid="00445806" officeooo:paragraph-rsid="00445806"/>
    </style:style>
    <style:style style:name="P22" style:family="paragraph" style:parent-style-name="Standard" style:list-style-name="L3">
      <style:text-properties style:font-name="Linux Biolinum G" officeooo:rsid="00278e99" officeooo:paragraph-rsid="00278e99"/>
    </style:style>
    <style:style style:name="P23" style:family="paragraph" style:parent-style-name="Standard" style:list-style-name="L3">
      <style:text-properties style:font-name="Linux Biolinum G" officeooo:rsid="0044bf68" officeooo:paragraph-rsid="0044bf68"/>
    </style:style>
    <style:style style:name="P24" style:family="paragraph" style:parent-style-name="Standard" style:list-style-name="L4">
      <style:text-properties style:font-name="Linux Biolinum G" officeooo:rsid="0028def5" officeooo:paragraph-rsid="0028def5"/>
    </style:style>
    <style:style style:name="P25" style:family="paragraph" style:parent-style-name="Standard" style:list-style-name="L4">
      <style:text-properties style:font-name="Linux Biolinum G" officeooo:rsid="004533e2" officeooo:paragraph-rsid="004533e2"/>
    </style:style>
    <style:style style:name="P26" style:family="paragraph" style:parent-style-name="Standard" style:list-style-name="L1">
      <style:text-properties style:font-name="Linux Biolinum G" officeooo:rsid="005427fd" officeooo:paragraph-rsid="005427fd"/>
    </style:style>
    <style:style style:name="P27" style:family="paragraph" style:parent-style-name="Standard" style:list-style-name="L1">
      <style:text-properties style:font-name="Linux Biolinum G" officeooo:rsid="0058a700" officeooo:paragraph-rsid="0058a700"/>
    </style:style>
    <style:style style:name="T1" style:family="text">
      <style:text-properties officeooo:rsid="0023d6b2"/>
    </style:style>
    <style:style style:name="T2" style:family="text">
      <style:text-properties officeooo:rsid="00252e23"/>
    </style:style>
    <style:style style:name="T3" style:family="text">
      <style:text-properties officeooo:rsid="0030ad8d"/>
    </style:style>
    <style:style style:name="T4" style:family="text">
      <style:text-properties officeooo:rsid="0033c6d7"/>
    </style:style>
    <style:style style:name="T5" style:family="text">
      <style:text-properties officeooo:rsid="00346d9c"/>
    </style:style>
    <style:style style:name="T6" style:family="text">
      <style:text-properties officeooo:rsid="0035d981"/>
    </style:style>
    <style:style style:name="T7" style:family="text">
      <style:text-properties officeooo:rsid="0036c115"/>
    </style:style>
    <style:style style:name="T8" style:family="text">
      <style:text-properties officeooo:rsid="00374cab"/>
    </style:style>
    <style:style style:name="T9" style:family="text">
      <style:text-properties officeooo:rsid="0037d722"/>
    </style:style>
    <style:style style:name="T10" style:family="text">
      <style:text-properties officeooo:rsid="00395551"/>
    </style:style>
    <style:style style:name="T11" style:family="text">
      <style:text-properties officeooo:rsid="003f59b9"/>
    </style:style>
    <style:style style:name="T12" style:family="text">
      <style:text-properties officeooo:rsid="0042e035"/>
    </style:style>
    <style:style style:name="T13" style:family="text">
      <style:text-properties officeooo:rsid="004e568f"/>
    </style:style>
    <style:style style:name="T14" style:family="text">
      <style:text-properties officeooo:rsid="004ffb32"/>
    </style:style>
    <style:style style:name="T15" style:family="text">
      <style:text-properties officeooo:rsid="00539992"/>
    </style:style>
    <style:style style:name="T16" style:family="text">
      <style:text-properties officeooo:rsid="00562078"/>
    </style:style>
    <style:style style:name="T17" style:family="text">
      <style:text-properties officeooo:rsid="0056797c"/>
    </style:style>
    <style:style style:name="T18" style:family="text">
      <style:text-properties officeooo:rsid="00576ce8"/>
    </style:style>
    <style:style style:name="T19" style:family="text">
      <style:text-properties officeooo:rsid="0057d9b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3T08: Capstone Project – Databases</text:p>
      <text:p text:style-name="P2">Henri's Notes | 13 April 2023 (Thursday)</text:p>
      <text:h text:style-name="P4" text:outline-level="1">Database</text:h>
      <text:p text:style-name="P1">PoisePMS</text:p>
      <text:h text:style-name="P5" text:outline-level="1">Columns of the Tables</text:h>
      <text:h text:style-name="P6" text:outline-level="2"><text:span text:style-name="T19">Project</text:span> Table</text:h>
      <text:list xml:id="list418233534" text:style-name="L1">
        <text:list-item>
          <text:p text:style-name="P8">prj_<text:span text:style-name="T3">no </text:span><text:span text:style-name="T7">[primary key </text:span><text:span text:style-name="T11">| Unique | Index</text:span><text:span text:style-name="T7">]</text:span></text:p>
        </text:list-item>
        <text:list-item>
          <text:p text:style-name="P8">prj_name</text:p>
          <text:list>
            <text:list-item>
              <text:p text:style-name="P9">A default value of: <text:s/><text:span text:style-name="T12">cust_last_name</text:span> + _ + bldg_typ</text:p>
            </text:list-item>
          </text:list>
        </text:list-item>
        <text:list-item>
          <text:p text:style-name="P10">prj_d<text:span text:style-name="T4">eadln_</text:span><text:span text:style-name="T13">dte</text:span></text:p>
          <text:list>
            <text:list-item>
              <text:p text:style-name="P11">Might change after a meeting with different stakeholders</text:p>
            </text:list-item>
          </text:list>
        </text:list-item>
        <text:list-item>
          <text:p text:style-name="P27">pm_name<text:line-break/><text:span text:style-name="T17">Each project can only have one Project Manager.</text:span></text:p>
        </text:list-item>
        <text:list-item>
          <text:p text:style-name="P12">archt_name <text:span text:style-name="T8">[</text:span><text:span text:style-name="T19">F</text:span><text:span text:style-name="T8">oreign </text:span><text:span text:style-name="T19">K</text:span><text:span text:style-name="T8">ey – </text:span><text:span text:style-name="T10">The Primary Key of </text:span><text:span text:style-name="T9">Architect Table</text:span><text:span text:style-name="T8">]</text:span></text:p>
          <text:list>
            <text:list-item>
              <text:p text:style-name="P13">archt_first_name</text:p>
            </text:list-item>
            <text:list-item>
              <text:p text:style-name="P13">archt_last_name</text:p>
            </text:list-item>
          </text:list>
        </text:list-item>
        <text:list-item>
          <text:p text:style-name="P12">contr_name <text:span text:style-name="T8">[foreign key – </text:span><text:span text:style-name="T10">The Primary Key of </text:span><text:span text:style-name="T9">Contractor Table</text:span><text:span text:style-name="T8">]</text:span></text:p>
          <text:list>
            <text:list-item>
              <text:p text:style-name="P14">contr_first_name</text:p>
            </text:list-item>
            <text:list-item>
              <text:p text:style-name="P14">contr_last_name</text:p>
            </text:list-item>
          </text:list>
        </text:list-item>
        <text:list-item>
          <text:p text:style-name="P12">cust_name <text:span text:style-name="T8">[foreign key – </text:span><text:span text:style-name="T10">The Primary Key of </text:span><text:span text:style-name="T9">Customer Table</text:span><text:span text:style-name="T8">]<text:line-break/></text:span><text:span text:style-name="T18">Each project can only have one Customer.</text:span></text:p>
          <text:list>
            <text:list-item>
              <text:p text:style-name="P14">cust_first_name</text:p>
            </text:list-item>
            <text:list-item>
              <text:p text:style-name="P14">cust_last_name</text:p>
            </text:list-item>
          </text:list>
        </text:list-item>
        <text:list-item>
          <text:p text:style-name="P26">struct_eng_<text:span text:style-name="T16">name<text:line-break/>Each project can only have one Structural Engineer.</text:span></text:p>
        </text:list-item>
        <text:list-item>
          <text:p text:style-name="P8">bldg_typ</text:p>
          <text:list>
            <text:list-item>
              <text:p text:style-name="P8">E.g. House</text:p>
            </text:list-item>
            <text:list-item>
              <text:p text:style-name="P8">E.g. Apartment Block</text:p>
            </text:list-item>
            <text:list-item>
              <text:p text:style-name="P8">E.g. Store</text:p>
            </text:list-item>
          </text:list>
        </text:list-item>
        <text:list-item>
          <text:p text:style-name="P15">phys_addr</text:p>
        </text:list-item>
        <text:list-item>
          <text:p text:style-name="P16">erf_no</text:p>
        </text:list-item>
        <text:list-item>
          <text:p text:style-name="P10">total_fee</text:p>
        </text:list-item>
        <text:list-item>
          <text:p text:style-name="P10">total_ptd</text:p>
        </text:list-item>
        <text:list-item>
          <text:p text:style-name="P17">status</text:p>
          <text:list>
            <text:list-item>
              <text:p text:style-name="P17">"ongoing"<text:line-break/><text:span text:style-name="T14">stat_ongoing?</text:span></text:p>
            </text:list-item>
            <text:list-item>
              <text:p text:style-name="P17">"finalised"<text:line-break/><text:span text:style-name="T14">stat_finalised?</text:span></text:p>
            </text:list-item>
          </text:list>
        </text:list-item>
        <text:list-item>
          <text:p text:style-name="P18">cmplt_dte</text:p>
          <text:list>
            <text:list-item>
              <text:p text:style-name="P19">Completion Date when the Project is marked as finalised.</text:p>
            </text:list-item>
          </text:list>
        </text:list-item>
      </text:list>
      <text:h text:style-name="P6" text:outline-level="2"><text:soft-page-break/>Architect Table</text:h>
      <text:list text:style-name="L2">
        <text:list-item>
          <text:p text:style-name="P20">arch<text:span text:style-name="T2">t</text:span>_name <text:span text:style-name="T7">[primary key]</text:span></text:p>
          <text:list>
            <text:list-item>
              <text:p text:style-name="P21">archt_first_name</text:p>
            </text:list-item>
            <text:list-item>
              <text:p text:style-name="P21">archt_last_name</text:p>
            </text:list-item>
          </text:list>
        </text:list-item>
        <text:list-item>
          <text:p text:style-name="P20">arch<text:span text:style-name="T2">t</text:span>_tel_<text:span text:style-name="T6">no</text:span></text:p>
        </text:list-item>
        <text:list-item>
          <text:p text:style-name="P20">arch<text:span text:style-name="T2">t</text:span>_email</text:p>
        </text:list-item>
        <text:list-item>
          <text:p text:style-name="P20">arch<text:span text:style-name="T2">t</text:span><text:span text:style-name="T1">_</text:span><text:span text:style-name="T5">phys_</text:span>addr</text:p>
        </text:list-item>
      </text:list>
      <text:h text:style-name="P6" text:outline-level="2">Contractor Table</text:h>
      <text:list text:style-name="L3">
        <text:list-item>
          <text:p text:style-name="P22">contr_name <text:span text:style-name="T7">[primary key]</text:span></text:p>
          <text:list>
            <text:list-item>
              <text:p text:style-name="P23">contr_first_name</text:p>
            </text:list-item>
            <text:list-item>
              <text:p text:style-name="P23">contr_last_name</text:p>
            </text:list-item>
          </text:list>
        </text:list-item>
        <text:list-item>
          <text:p text:style-name="P22">contr_tel_<text:span text:style-name="T6">no</text:span></text:p>
        </text:list-item>
        <text:list-item>
          <text:p text:style-name="P22">contr_email</text:p>
        </text:list-item>
        <text:list-item>
          <text:p text:style-name="P22">contr_<text:span text:style-name="T5">phys_</text:span>addr</text:p>
        </text:list-item>
      </text:list>
      <text:h text:style-name="P7" text:outline-level="2">Customer Table</text:h>
      <text:list text:style-name="L4">
        <text:list-item>
          <text:p text:style-name="P24">cust_name <text:span text:style-name="T7">[primary key]</text:span></text:p>
          <text:list>
            <text:list-item>
              <text:p text:style-name="P25">cust_first_name</text:p>
            </text:list-item>
            <text:list-item>
              <text:p text:style-name="P25">cust_last_name</text:p>
            </text:list-item>
          </text:list>
        </text:list-item>
        <text:list-item>
          <text:p text:style-name="P24">cust_tel_<text:span text:style-name="T6">no</text:span></text:p>
        </text:list-item>
        <text:list-item>
          <text:p text:style-name="P24">cust_email</text:p>
        </text:list-item>
        <text:list-item>
          <text:p text:style-name="P24">cust_<text:span text:style-name="T5">phys_</text:span>add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09:52:21.412000000</meta:creation-date>
    <dc:date>2023-04-13T15:03:37.594000000</dc:date>
    <meta:editing-duration>PT4H24M45S</meta:editing-duration>
    <meta:editing-cycles>53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56" meta:word-count="207" meta:character-count="1293" meta:non-whitespace-character-count="1184"/>
  </office:meta>
</office:document-meta>
</file>